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1467e" draw:fill-color="#e0c2cd" draw:textarea-horizontal-align="justify" draw:textarea-vertical-align="middle" draw:auto-grow-height="false" fo:min-height="0.097cm" fo:min-width="0cm"/>
    </style:style>
    <style:style style:name="gr2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width="0.053cm" svg:stroke-color="#21409a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-color="#e0c2cd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91cm" svg:height="0.491cm" svg:x="2.079cm" svg:y="4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3cm" svg:y1="4.458cm" svg:x2="3.392cm" svg:y2="3.905cm">
          <text:p/>
        </draw:line>
        <draw:line draw:style-name="gr3" draw:text-style-name="P2" draw:layer="layout" svg:x1="2.421cm" svg:y1="4.613cm" svg:x2="3.518cm" svg:y2="4.999cm">
          <text:p/>
        </draw:line>
        <draw:frame draw:style-name="gr4" draw:text-style-name="P3" draw:layer="measurelines" svg:width="0.901cm" svg:height="0.47cm" svg:x="2.028cm" svg:y="4.9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5" draw:text-style-name="P2" draw:layer="layout" svg:x1="2.314cm" svg:y1="4.341cm" svg:x2="2.308cm" svg:y2="3.209cm">
          <text:p/>
        </draw:line>
        <draw:custom-shape draw:style-name="gr1" draw:text-style-name="P1" draw:layer="layout" svg:width="0.491cm" svg:height="0.491cm" svg:x="2.08cm" svg:y="4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31cm" svg:y1="4.458cm" svg:x2="3.393cm" svg:y2="3.905cm">
          <text:p/>
        </draw:line>
        <draw:line draw:style-name="gr3" draw:text-style-name="P2" draw:layer="layout" svg:x1="2.422cm" svg:y1="4.613cm" svg:x2="3.519cm" svg:y2="4.999cm">
          <text:p/>
        </draw:line>
        <draw:line draw:style-name="gr5" draw:text-style-name="P2" draw:layer="layout" svg:x1="2.315cm" svg:y1="4.341cm" svg:x2="2.309cm" svg:y2="3.209cm">
          <text:p/>
        </draw:line>
        <draw:custom-shape draw:style-name="gr1" draw:text-style-name="P1" draw:layer="layout" svg:width="0.491cm" svg:height="0.491cm" svg:x="2.127cm" svg:y="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262cm" svg:y1="1.81cm" svg:x2="1.379cm" svg:y2="2.361cm">
          <text:p/>
        </draw:line>
        <draw:line draw:style-name="gr3" draw:text-style-name="P2" draw:layer="layout" svg:x1="2.365cm" svg:y1="1.562cm" svg:x2="2.369cm" svg:y2="0.437cm">
          <text:p/>
        </draw:line>
        <draw:frame draw:style-name="gr4" draw:text-style-name="P3" draw:layer="layout" svg:width="0.919cm" svg:height="0.47cm" svg:x="1.962cm" svg:y="2.2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5" draw:text-style-name="P2" draw:layer="layout" svg:x1="2.459cm" svg:y1="1.827cm" svg:x2="3.417cm" svg:y2="2.364cm">
          <text:p/>
        </draw:line>
        <draw:custom-shape draw:style-name="gr1" draw:text-style-name="P1" draw:layer="layout" svg:width="0.491cm" svg:height="0.491cm" svg:x="4.996cm" svg:y="1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47cm" svg:y1="1.315cm" svg:x2="6.309cm" svg:y2="0.762cm">
          <text:p/>
        </draw:line>
        <draw:frame draw:style-name="gr4" draw:text-style-name="P3" draw:layer="layout" svg:width="0.914cm" svg:height="0.47cm" svg:x="5.495cm" svg:y="2.01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" draw:text-style-name="P1" draw:layer="layout" svg:width="0.491cm" svg:height="0.491cm" svg:x="4.997cm" svg:y="1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48cm" svg:y1="1.315cm" svg:x2="6.31cm" svg:y2="0.762cm">
          <text:p/>
        </draw:line>
        <draw:line draw:style-name="gr3" draw:text-style-name="P2" draw:layer="layout" svg:x1="5.27cm" svg:y1="1.679cm" svg:x2="5.278cm" svg:y2="2.748cm">
          <text:p/>
        </draw:line>
        <draw:line draw:style-name="gr5" draw:text-style-name="P2" draw:layer="layout" svg:x1="5.375cm" svg:y1="1.495cm" svg:x2="6.443cm" svg:y2="1.947cm">
          <text:p/>
        </draw:line>
        <draw:custom-shape draw:style-name="gr1" draw:text-style-name="P1" draw:layer="layout" svg:width="0.491cm" svg:height="0.491cm" svg:x="5.398cm" svg:y="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3cm" svg:height="0.47cm" svg:x="5.347cm" svg:y="5.04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" draw:text-style-name="P1" draw:layer="layout" svg:width="0.491cm" svg:height="0.491cm" svg:x="5.399cm" svg:y="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31cm" svg:y1="4.531cm" svg:x2="4.652cm" svg:y2="3.902cm">
          <text:p/>
        </draw:line>
        <draw:line draw:style-name="gr3" draw:text-style-name="P2" draw:layer="layout" svg:x1="5.858cm" svg:y1="4.545cm" svg:x2="6.662cm" svg:y2="3.958cm">
          <text:p/>
        </draw:line>
        <draw:line draw:style-name="gr5" draw:text-style-name="P2" draw:layer="layout" svg:x1="5.635cm" svg:y1="4.493cm" svg:x2="5.637cm" svg:y2="3.26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9-09T11:11:45.745244303</dc:date>
    <meta:editing-duration>PT28M14S</meta:editing-duration>
    <meta:editing-cycles>6</meta:editing-cycles>
    <meta:generator>LibreOffice/6.4.7.2$Linux_X86_64 LibreOffice_project/4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row>
      <mtext>{</mtext>
      <mi>b</mi>
      <mtext>}</mtext>
    </mrow>
    <annotation encoding="StarMath 5.0">"{"b"}"</annotation>
  </semantics>
</math>
</file>

<file path=Object 2/content.xml><?xml version="1.0" encoding="utf-8"?>
<math xmlns="http://www.w3.org/1998/Math/MathML" display="block">
  <semantics>
    <mrow>
      <mtext>{</mtext>
      <mi>a</mi>
      <mtext>}</mtext>
    </mrow>
    <annotation encoding="StarMath 5.0">"{"a"}"</annotation>
  </semantics>
</math>
</file>

<file path=Object 3/content.xml><?xml version="1.0" encoding="utf-8"?>
<math xmlns="http://www.w3.org/1998/Math/MathML" display="block">
  <semantics>
    <mrow>
      <mtext>{</mtext>
      <mi>c</mi>
      <mtext>}</mtext>
    </mrow>
    <annotation encoding="StarMath 5.0">"{"c"}"</annotation>
  </semantics>
</math>
</file>

<file path=Object 4/content.xml><?xml version="1.0" encoding="utf-8"?>
<math xmlns="http://www.w3.org/1998/Math/MathML" display="block">
  <semantics>
    <mrow>
      <mtext>{</mtext>
      <mi>d</mi>
      <mtext>}</mtext>
    </mrow>
    <annotation encoding="StarMath 5.0">"{"d"}"</annotation>
  </semantics>
</math>
</file>